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ведены наблюдения Урана и его спутников с ПЗС камерой.</text:p>
      <text:p text:style-name="Standard">Особый метод был применён для устранения ореола планеты. (Special approach has been used to eliminate scaterred halo caused by bright planet. - МЮ это по-английски удалось выразить лучше, чем мне по-русски, но проверь, пожалуйста)</text:p>
      <text:p text:style-name="Standard">Координаты измерялись относительно звёзд каталога UCAC4.</text:p>
      <text:p text:style-name="Standard">Получены координаты Урана и спутников Урана с точностями 20 — 110 мас.</text:p>
      <text:p text:style-name="Standard"/>
      <text:p text:style-name="Standard"/>
      <text:p text:style-name="Standard">Coordinates of Uranus and Uranian satellites had been obtained with CCD observations.</text:p>
      <text:p text:style-name="Standard">Coordinates were measured relative to the stars of UCAC4 catalog.</text:p>
      <text:p text:style-name="Standard">Special approach has been used to eliminate scaterred halo caused by bright planet.</text:p>
      <text:p text:style-name="Standard">O-C differences show a good agreement with theori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20:45:54</meta:creation-date>
    <dc:date>2016-09-11T23:46:40</dc:date>
    <meta:editing-duration>PT3M4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8" meta:word-count="104" meta:character-count="698" meta:non-whitespace-character-count="602"/>
  </office:meta>
</office:document-meta>
</file>